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paragraph-properties fo:text-align="center" style:justify-single-word="false"/>
      <style:text-properties officeooo:rsid="001d9be4" officeooo:paragraph-rsid="001d9be4"/>
    </style:style>
    <style:style style:name="P6" style:family="paragraph" style:parent-style-name="Text_20_body">
      <style:paragraph-properties fo:text-align="start" style:justify-single-word="false"/>
      <style:text-properties officeooo:rsid="001d9be4" officeooo:paragraph-rsid="001d9be4"/>
    </style:style>
    <style:style style:name="P7" style:family="paragraph" style:parent-style-name="Text_20_body">
      <style:text-properties officeooo:paragraph-rsid="001d9be4"/>
    </style:style>
    <style:style style:name="P8" style:family="paragraph" style:parent-style-name="Title" style:master-page-name="First_20_Page">
      <style:paragraph-properties style:page-number="auto"/>
    </style:style>
    <style:style style:name="P9" style:family="paragraph" style:parent-style-name="Text_20_body">
      <style:text-properties officeooo:paragraph-rsid="001d9be4"/>
    </style:style>
    <style:style style:name="P10" style:family="paragraph" style:parent-style-name="Heading_20_1">
      <style:text-properties officeooo:rsid="001d9be4" officeooo:paragraph-rsid="001d9be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thena II Mission Handbook</text:p>
      <text:p text:style-name="Subtitle">Rev -</text:p>
      <text:p text:style-name="Subtitle">1/30/2024</text:p>
      <text:p text:style-name="Text_20_body"/>
      <text:p text:style-name="P5">Parker Ensing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1"><text:a xlink:type="simple" xlink:href="#__RefHeading___Toc2_3252083206" text:style-name="Index_20_Link" text:visited-style-name="Index_20_Link">List of Figures<text:tab/>2</text:a></text:p>
          <text:p text:style-name="P1"><text:a xlink:type="simple" xlink:href="#__RefHeading___Toc4_3252083206" text:style-name="Index_20_Link" text:visited-style-name="Index_20_Link">List of Tables<text:tab/>2</text:a></text:p>
          <text:p text:style-name="P1"><text:a xlink:type="simple" xlink:href="#__RefHeading___Toc6_3252083206" text:style-name="Index_20_Link" text:visited-style-name="Index_20_Link">Acronyms<text:tab/>2</text:a></text:p>
          <text:p text:style-name="P1"><text:a xlink:type="simple" xlink:href="#__RefHeading___Toc8_3252083206" text:style-name="Index_20_Link" text:visited-style-name="Index_20_Link">Document Scope<text:tab/>2</text:a></text:p>
          <text:p text:style-name="P1"><text:a xlink:type="simple" xlink:href="#__RefHeading___Toc10_3252083206" text:style-name="Index_20_Link" text:visited-style-name="Index_20_Link">Mission Overview<text:tab/>2</text:a></text:p>
          <text:p text:style-name="P1"><text:a xlink:type="simple" xlink:href="#__RefHeading___Toc12_3252083206" text:style-name="Index_20_Link" text:visited-style-name="Index_20_Link">Mission Impact<text:tab/>3</text:a></text:p>
          <text:p text:style-name="P1"><text:a xlink:type="simple" xlink:href="#__RefHeading___Toc14_3252083206" text:style-name="Index_20_Link" text:visited-style-name="Index_20_Link">Regulations<text:tab/>3</text:a></text:p>
          <text:p text:style-name="P1"><text:a xlink:type="simple" xlink:href="#__RefHeading___Toc16_3252083206" text:style-name="Index_20_Link" text:visited-style-name="Index_20_Link">Mission Objectives<text:tab/>3</text:a></text:p>
          <text:p text:style-name="P1"><text:a xlink:type="simple" xlink:href="#__RefHeading___Toc18_3252083206" text:style-name="Index_20_Link" text:visited-style-name="Index_20_Link">Concept of Operations<text:tab/>3</text:a></text:p>
          <text:p text:style-name="P1"><text:a xlink:type="simple" xlink:href="#__RefHeading___Toc20_3252083206" text:style-name="Index_20_Link" text:visited-style-name="Index_20_Link">Mission Milestones<text:tab/>3</text:a></text:p>
          <text:p text:style-name="P1"><text:a xlink:type="simple" xlink:href="#__RefHeading___Toc22_3252083206" text:style-name="Index_20_Link" text:visited-style-name="Index_20_Link">Athena II System Overview<text:tab/>3</text:a></text:p>
          <text:p text:style-name="P1"><text:a xlink:type="simple" xlink:href="#__RefHeading___Toc24_3252083206" text:style-name="Index_20_Link" text:visited-style-name="Index_20_Link">Launch Vehicle Segment<text:tab/>3</text:a></text:p>
          <text:p text:style-name="P1"><text:a xlink:type="simple" xlink:href="#__RefHeading___Toc26_3252083206" text:style-name="Index_20_Link" text:visited-style-name="Index_20_Link">Payload Segment<text:tab/>3</text:a></text:p>
          <text:p text:style-name="P1"><text:a xlink:type="simple" xlink:href="#__RefHeading___Toc28_3252083206" text:style-name="Index_20_Link" text:visited-style-name="Index_20_Link">Ground Segment<text:tab/>3</text:a></text:p>
          <text:p text:style-name="P1"><text:a xlink:type="simple" xlink:href="#__RefHeading___Toc30_3252083206" text:style-name="Index_20_Link" text:visited-style-name="Index_20_Link">Systems Engineering<text:tab/>3</text:a></text:p>
          <text:p text:style-name="P2"><text:a xlink:type="simple" xlink:href="#__RefHeading___Toc32_3252083206" text:style-name="Index_20_Link" text:visited-style-name="Index_20_Link">System Budgets<text:tab/>3</text:a></text:p>
          <text:p text:style-name="P2"><text:a xlink:type="simple" xlink:href="#__RefHeading___Toc34_3252083206" text:style-name="Index_20_Link" text:visited-style-name="Index_20_Link">Requirements<text:tab/>4</text:a></text:p>
          <text:p text:style-name="P3"><text:a xlink:type="simple" xlink:href="#__RefHeading___Toc36_3252083206" text:style-name="Index_20_Link" text:visited-style-name="Index_20_Link">Verification and Validation<text:tab/>4</text:a></text:p>
          <text:p text:style-name="P2"><text:a xlink:type="simple" xlink:href="#__RefHeading___Toc38_3252083206" text:style-name="Index_20_Link" text:visited-style-name="Index_20_Link">Programmatics<text:tab/>4</text:a></text:p>
          <text:p text:style-name="P1"><text:a xlink:type="simple" xlink:href="#__RefHeading___Toc40_3252083206" text:style-name="Index_20_Link" text:visited-style-name="Index_20_Link">Risk<text:tab/>4</text:a></text:p>
        </text:index-body>
      </text:table-of-content>
      <text:p text:style-name="P6"/>
      <text:h text:style-name="P10" text:outline-level="1"><text:bookmark-start text:name="__RefHeading___Toc2_3252083206"/>List of Figures<text:bookmark-end text:name="__RefHeading___Toc2_3252083206"/></text:h>
      <text:p text:style-name="P7"/>
      <text:h text:style-name="P10" text:outline-level="1"><text:bookmark-start text:name="__RefHeading___Toc4_3252083206"/>List of Tables<text:bookmark-end text:name="__RefHeading___Toc4_3252083206"/></text:h>
      <text:p text:style-name="P7"/>
      <text:h text:style-name="P10" text:outline-level="1"><text:bookmark-start text:name="__RefHeading___Toc6_3252083206"/>Acronyms<text:bookmark-end text:name="__RefHeading___Toc6_3252083206"/></text:h>
      <text:p text:style-name="P7"/>
      <text:h text:style-name="P10" text:outline-level="1"><text:bookmark-start text:name="__RefHeading___Toc8_3252083206"/>Document Scope<text:bookmark-end text:name="__RefHeading___Toc8_3252083206"/></text:h>
      <text:p text:style-name="P7"/>
      <text:h text:style-name="P10" text:outline-level="1"><text:bookmark-start text:name="__RefHeading___Toc10_3252083206"/>Mission Overview<text:bookmark-end text:name="__RefHeading___Toc10_3252083206"/></text:h>
      <text:p text:style-name="P7"/>
      <text:h text:style-name="P10" text:outline-level="1"><text:bookmark-start text:name="__RefHeading___Toc12_3252083206"/><text:soft-page-break/>Mission Impact<text:bookmark-end text:name="__RefHeading___Toc12_3252083206"/></text:h>
      <text:p text:style-name="P7"/>
      <text:h text:style-name="P10" text:outline-level="1"><text:bookmark-start text:name="__RefHeading___Toc14_3252083206"/>Regulations<text:bookmark-end text:name="__RefHeading___Toc14_3252083206"/></text:h>
      <text:p text:style-name="P7"/>
      <text:h text:style-name="P10" text:outline-level="1"><text:bookmark-start text:name="__RefHeading___Toc16_3252083206"/>Mission Objectives<text:bookmark-end text:name="__RefHeading___Toc16_3252083206"/></text:h>
      <text:p text:style-name="P7"/>
      <text:h text:style-name="P10" text:outline-level="1"><text:bookmark-start text:name="__RefHeading___Toc18_3252083206"/>Concept of Operations<text:bookmark-end text:name="__RefHeading___Toc18_3252083206"/></text:h>
      <text:p text:style-name="P7"/>
      <text:h text:style-name="P10" text:outline-level="1"><text:bookmark-start text:name="__RefHeading___Toc20_3252083206"/>Mission Milestones<text:bookmark-end text:name="__RefHeading___Toc20_3252083206"/></text:h>
      <text:p text:style-name="P7"/>
      <text:h text:style-name="P10" text:outline-level="1"><text:bookmark-start text:name="__RefHeading___Toc22_3252083206"/>Athena II System Overview<text:bookmark-end text:name="__RefHeading___Toc22_3252083206"/></text:h>
      <text:p text:style-name="P7"/>
      <text:h text:style-name="P10" text:outline-level="1"><text:bookmark-start text:name="__RefHeading___Toc24_3252083206"/>Launch Vehicle Segment<text:bookmark-end text:name="__RefHeading___Toc24_3252083206"/></text:h>
      <text:p text:style-name="P7"/>
      <text:h text:style-name="P10" text:outline-level="1"><text:bookmark-start text:name="__RefHeading___Toc26_3252083206"/>Payload Segment<text:bookmark-end text:name="__RefHeading___Toc26_3252083206"/></text:h>
      <text:p text:style-name="P7"/>
      <text:h text:style-name="P10" text:outline-level="1"><text:bookmark-start text:name="__RefHeading___Toc28_3252083206"/>Ground Segment<text:bookmark-end text:name="__RefHeading___Toc28_3252083206"/></text:h>
      <text:p text:style-name="P7"/>
      <text:h text:style-name="P10" text:outline-level="1"><text:bookmark-start text:name="__RefHeading___Toc30_3252083206"/>Systems Engineering<text:bookmark-end text:name="__RefHeading___Toc30_3252083206"/></text:h>
      <text:h text:style-name="Heading_20_2" text:outline-level="2"><text:bookmark-start text:name="__RefHeading___Toc32_3252083206"/>System Budgets<text:bookmark-end text:name="__RefHeading___Toc32_3252083206"/></text:h>
      <text:p text:style-name="P7"/>
      <text:h text:style-name="Heading_20_2" text:outline-level="2"><text:bookmark-start text:name="__RefHeading___Toc34_3252083206"/><text:soft-page-break/>Requirements<text:bookmark-end text:name="__RefHeading___Toc34_3252083206"/></text:h>
      <text:p text:style-name="Text_20_body"/>
      <text:h text:style-name="Heading_20_3" text:outline-level="3"><text:bookmark-start text:name="__RefHeading___Toc36_3252083206"/>Verification and Validation<text:bookmark-end text:name="__RefHeading___Toc36_3252083206"/></text:h>
      <text:p text:style-name="P7"/>
      <text:h text:style-name="Heading_20_2" text:outline-level="2"><text:bookmark-start text:name="__RefHeading___Toc38_3252083206"/>Programmatics<text:bookmark-end text:name="__RefHeading___Toc38_3252083206"/></text:h>
      <text:p text:style-name="P7"/>
      <text:h text:style-name="P10" text:outline-level="1"><text:bookmark-start text:name="__RefHeading___Toc40_3252083206"/>Risk<text:bookmark-end text:name="__RefHeading___Toc40_3252083206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0T18:43:47.534000000</meta:creation-date>
    <dc:date>2024-01-30T20:21:09.184000000</dc:date>
    <meta:editing-duration>PT1H29M25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4" meta:paragraph-count="45" meta:word-count="116" meta:character-count="738" meta:non-whitespace-character-count="667"/>
  </office:meta>
</office:document-meta>
</file>